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8" table:default-cell-style-name="ce7"/>
        <table:table-column table:style-name="co5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4" table:default-cell-style-name="ce7"/>
        <table:table-column table:style-name="co3" table:default-cell-style-name="ce7"/>
        <table:table-column table:style-name="co1" table:number-columns-repeated="4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3:.AF3])" office:value-type="float" office:value="37" calcext:value-type="float">
            <text:p>37</text:p>
          </table:table-cell>
          <table:table-cell table:style-name="ce1" table:formula="of:=[.AG37]/[.AG15]" office:value-type="float" office:value="30.4393530997305" calcext:value-type="float" table:number-columns-spanned="1" table:number-rows-spanned="12">
            <text:p>30.4393530997305</text:p>
          </table:table-cell>
          <table:table-cell table:style-name="ce1" table:formula="of:=[.AG38]/11" office:value-type="float" office:value="198.181818181818" calcext:value-type="float" table:number-columns-spanned="1" table:number-rows-spanned="12">
            <text:p>198.181818181818</text:p>
          </table:table-cell>
          <table:table-cell table:formula="of:=[.AG3]*[.AH3]" office:value-type="float" office:value="1126.25606469003" calcext:value-type="float">
            <text:p>1126.25606469003</text:p>
          </table:table-cell>
          <table:table-cell table:style-name="ce8" table:formula="of:=SUM([.AI3];[.AJ3])" office:value-type="float" office:value="1324.43788287185" calcext:value-type="float">
            <text:p>1324.43788287185</text:p>
          </table:table-cell>
          <table:table-cell table:style-name="ce7" table:formula="of:=[.AG20]-[.AK3]" office:value-type="float" office:value="445.562117128155" calcext:value-type="float">
            <text:p>445.562117128155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4:.AF4])" office:value-type="float" office:value="34" calcext:value-type="float">
            <text:p>34</text:p>
          </table:table-cell>
          <table:covered-table-cell table:number-columns-repeated="2"/>
          <table:table-cell table:formula="of:=[.AG4]*[.AH3]" office:value-type="float" office:value="1034.93800539084" calcext:value-type="float">
            <text:p>1034.93800539084</text:p>
          </table:table-cell>
          <table:table-cell table:style-name="ce7" table:formula="of:=SUM([.AI3];[.AJ4])" office:value-type="float" office:value="1233.11982357265" calcext:value-type="float">
            <text:p>1233.11982357265</text:p>
          </table:table-cell>
          <table:table-cell table:style-name="ce7" table:formula="of:=[.AG21]-[.AK4]" office:value-type="float" office:value="572.880176427347" calcext:value-type="float">
            <text:p>572.880176427347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5:.AF5])" office:value-type="float" office:value="32" calcext:value-type="float">
            <text:p>32</text:p>
          </table:table-cell>
          <table:covered-table-cell table:number-columns-repeated="2"/>
          <table:table-cell table:formula="of:=[.AG5]*[.AH3]" office:value-type="float" office:value="974.059299191375" calcext:value-type="float">
            <text:p>974.059299191375</text:p>
          </table:table-cell>
          <table:table-cell table:style-name="ce8" table:formula="of:=SUM([.AI3];[.AJ5])" office:value-type="float" office:value="1172.24111737319" calcext:value-type="float">
            <text:p>1172.24111737319</text:p>
          </table:table-cell>
          <table:table-cell table:style-name="ce7" table:formula="of:=[.AG22]-[.AK5]" office:value-type="float" office:value="456.758882626808" calcext:value-type="float">
            <text:p>456.758882626808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6:.AF6])" office:value-type="float" office:value="34" calcext:value-type="float">
            <text:p>34</text:p>
          </table:table-cell>
          <table:covered-table-cell table:number-columns-repeated="2"/>
          <table:table-cell table:formula="of:=[.AG6]*[.AH3]" office:value-type="float" office:value="1034.93800539084" calcext:value-type="float">
            <text:p>1034.93800539084</text:p>
          </table:table-cell>
          <table:table-cell table:style-name="ce7" table:formula="of:=SUM([.AI3];[.AJ6])" office:value-type="float" office:value="1233.11982357265" calcext:value-type="float">
            <text:p>1233.11982357265</text:p>
          </table:table-cell>
          <table:table-cell table:style-name="ce7" table:formula="of:=[.AG23]-[.AK6]" office:value-type="float" office:value="222.880176427346" calcext:value-type="float">
            <text:p>222.880176427346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7:.AF7])" office:value-type="float" office:value="33" calcext:value-type="float">
            <text:p>33</text:p>
          </table:table-cell>
          <table:covered-table-cell table:number-columns-repeated="2"/>
          <table:table-cell table:formula="of:=[.AG7]*[.AH3]" office:value-type="float" office:value="1004.49865229111" calcext:value-type="float">
            <text:p>1004.49865229111</text:p>
          </table:table-cell>
          <table:table-cell table:style-name="ce8" table:formula="of:=SUM([.AI3];[.AJ7])" office:value-type="float" office:value="1202.68047047292" calcext:value-type="float">
            <text:p>1202.68047047292</text:p>
          </table:table-cell>
          <table:table-cell table:style-name="ce7" table:formula="of:=[.AG24]-[.AK7]" office:value-type="float" office:value="322.319529527077" calcext:value-type="float">
            <text:p>322.319529527077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8:.AF8])" office:value-type="float" office:value="34" calcext:value-type="float">
            <text:p>34</text:p>
          </table:table-cell>
          <table:covered-table-cell table:number-columns-repeated="2"/>
          <table:table-cell table:formula="of:=[.AG8]*[.AH3]" office:value-type="float" office:value="1034.93800539084" calcext:value-type="float">
            <text:p>1034.93800539084</text:p>
          </table:table-cell>
          <table:table-cell table:style-name="ce7" table:formula="of:=SUM([.AI3];[.AJ8])" office:value-type="float" office:value="1233.11982357265" calcext:value-type="float">
            <text:p>1233.11982357265</text:p>
          </table:table-cell>
          <table:table-cell table:style-name="ce7" table:formula="of:=[.AG25]-[.AK8]" office:value-type="float" office:value="-83.1198235726536" calcext:value-type="float">
            <text:p>-83.1198235726536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9:.AF9])" office:value-type="float" office:value="34" calcext:value-type="float">
            <text:p>34</text:p>
          </table:table-cell>
          <table:covered-table-cell table:number-columns-repeated="2"/>
          <table:table-cell table:formula="of:=[.AG9]*[.AH3]" office:value-type="float" office:value="1034.93800539084" calcext:value-type="float">
            <text:p>1034.93800539084</text:p>
          </table:table-cell>
          <table:table-cell table:style-name="ce8" table:formula="of:=SUM([.AI3];[.AJ9])" office:value-type="float" office:value="1233.11982357265" calcext:value-type="float">
            <text:p>1233.11982357265</text:p>
          </table:table-cell>
          <table:table-cell table:style-name="ce7" table:formula="of:=[.AG26]-[.AK9]" office:value-type="float" office:value="439.880176427347" calcext:value-type="float">
            <text:p>439.880176427347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10:.AF10])" office:value-type="float" office:value="34" calcext:value-type="float">
            <text:p>34</text:p>
          </table:table-cell>
          <table:covered-table-cell table:number-columns-repeated="2"/>
          <table:table-cell table:formula="of:=[.AG10]*[.AH3]" office:value-type="float" office:value="1034.93800539084" calcext:value-type="float">
            <text:p>1034.93800539084</text:p>
          </table:table-cell>
          <table:table-cell table:style-name="ce7" table:formula="of:=SUM([.AI3];[.AJ10])" office:value-type="float" office:value="1233.11982357265" calcext:value-type="float">
            <text:p>1233.11982357265</text:p>
          </table:table-cell>
          <table:table-cell table:style-name="ce7" table:formula="of:=[.AG27]-[.AK10]" office:value-type="float" office:value="-313.119823572654" calcext:value-type="float">
            <text:p>-313.119823572654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11:.AF11])" office:value-type="float" office:value="31" calcext:value-type="float">
            <text:p>31</text:p>
          </table:table-cell>
          <table:covered-table-cell table:number-columns-repeated="2"/>
          <table:table-cell table:formula="of:=[.AG11]*[.AH3]" office:value-type="float" office:value="943.619946091644" calcext:value-type="float">
            <text:p>943.619946091644</text:p>
          </table:table-cell>
          <table:table-cell table:style-name="ce8" table:formula="of:=SUM([.AI3];[.AJ11])" office:value-type="float" office:value="1141.80176427346" calcext:value-type="float">
            <text:p>1141.80176427346</text:p>
          </table:table-cell>
          <table:table-cell table:style-name="ce7" table:formula="of:=[.AG28]-[.AK11]" office:value-type="float" office:value="851.198235726538" calcext:value-type="float">
            <text:p>851.198235726538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12:.AF12])" office:value-type="float" office:value="34" calcext:value-type="float">
            <text:p>34</text:p>
          </table:table-cell>
          <table:covered-table-cell table:number-columns-repeated="2"/>
          <table:table-cell table:formula="of:=[.AG12]*[.AH3]" office:value-type="float" office:value="1034.93800539084" calcext:value-type="float">
            <text:p>1034.93800539084</text:p>
          </table:table-cell>
          <table:table-cell table:style-name="ce7" table:formula="of:=SUM([.AI3];[.AJ12])" office:value-type="float" office:value="1233.11982357265" calcext:value-type="float">
            <text:p>1233.11982357265</text:p>
          </table:table-cell>
          <table:table-cell table:style-name="ce7" table:formula="of:=[.AG29]-[.AK12]" office:value-type="float" office:value="514.880176427347" calcext:value-type="float">
            <text:p>514.880176427347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16"/>
          <table:table-cell table:formula="of:=SUM([.B13:.AF13])" office:value-type="float" office:value="34" calcext:value-type="float">
            <text:p>34</text:p>
          </table:table-cell>
          <table:covered-table-cell table:number-columns-repeated="2"/>
          <table:table-cell table:formula="of:=[.AG13]*[.AH3]" office:value-type="float" office:value="1034.93800539084" calcext:value-type="float">
            <text:p>1034.93800539084</text:p>
          </table:table-cell>
          <table:table-cell table:style-name="ce8" table:formula="of:=SUM([.AI3];[.AJ13])" office:value-type="float" office:value="1233.11982357265" calcext:value-type="float">
            <text:p>1233.11982357265</text:p>
          </table:table-cell>
          <table:table-cell table:style-name="ce7" table:formula="of:=[.AG30]-[.AK13]" office:value-type="float" office:value="-204.119823572654" calcext:value-type="float">
            <text:p>-204.119823572654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27" calcext:value-type="float">
            <text:p>27</text:p>
          </table:table-cell>
          <table:table-cell table:formula="of:=SUM([.L3:.L13])" office:value-type="float" office:value="26.5" calcext:value-type="float">
            <text:p>26.5</text:p>
          </table:table-cell>
          <table:table-cell table:formula="of:=SUM([.M3:.M13])" office:value-type="float" office:value="27.5" calcext:value-type="float">
            <text:p>27.5</text:p>
          </table:table-cell>
          <table:table-cell table:formula="of:=SUM([.N3:.N13])" office:value-type="float" office:value="25" calcext:value-type="float">
            <text:p>25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27.5" calcext:value-type="float">
            <text:p>27.5</text:p>
          </table:table-cell>
          <table:table-cell table:formula="of:=SUM([.Q3:.Q13])" office:value-type="float" office:value="0" calcext:value-type="float">
            <text:p>0</text:p>
          </table:table-cell>
          <table:table-cell table:formula="of:=SUM([.R3:.R13])" office:value-type="float" office:value="0" calcext:value-type="float">
            <text:p>0</text:p>
          </table:table-cell>
          <table:table-cell table:formula="of:=SUM([.S3:.S13])" office:value-type="float" office:value="0" calcext:value-type="float">
            <text:p>0</text:p>
          </table:table-cell>
          <table:table-cell table:formula="of:=SUM([.T3:.T13])" office:value-type="float" office:value="0" calcext:value-type="float">
            <text:p>0</text:p>
          </table:table-cell>
          <table:table-cell table:formula="of:=SUM([.U3:.U13])" office:value-type="float" office:value="0" calcext:value-type="float">
            <text:p>0</text:p>
          </table:table-cell>
          <table:table-cell table:formula="of:=SUM([.V3:.V13])" office:value-type="float" office:value="0" calcext:value-type="float">
            <text:p>0</text:p>
          </table:table-cell>
          <table:table-cell table:formula="of:=SUM([.W3:.W13])" office:value-type="float" office:value="0" calcext:value-type="float">
            <text:p>0</text:p>
          </table:table-cell>
          <table:table-cell table:formula="of:=SUM([.X3:.X13])" office:value-type="float" office:value="0" calcext:value-type="float">
            <text:p>0</text:p>
          </table:table-cell>
          <table:table-cell table:formula="of:=SUM([.Y3:.Y13])" office:value-type="float" office:value="0" calcext:value-type="float">
            <text:p>0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7" table:formula="of:=SUM(0;[.AJ14])" office:value-type="float" office:value="0" calcext:value-type="float">
            <text:p>0</text:p>
          </table:table-cell>
          <table:table-cell table:style-name="ce7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371" calcext:value-type="float">
            <text:p>37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8"/>
          <table:table-cell office:value-type="float" office:value="-100" calcext:value-type="float">
            <text:p>-100</text:p>
          </table:table-cell>
          <table:table-cell table:number-columns-repeated="17"/>
          <table:table-cell table:formula="of:=SUM([.B20:.AF20])" office:value-type="float" office:value="1770" calcext:value-type="float">
            <text:p>1770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9"/>
          <table:table-cell table:formula="of:=SUM([.B21:.AF21])" office:value-type="float" office:value="1806" calcext:value-type="float">
            <text:p>1806</text:p>
          </table:table-cell>
          <table:table-cell table:style-name="ce1" table:formula="of:=[.AG32]" office:value-type="float" office:value="16699" calcext:value-type="float" table:number-columns-spanned="1" table:number-rows-spanned="11">
            <text:p>16699</text:p>
          </table:table-cell>
          <table:table-cell table:style-name="ce1" table:formula="of:=[.AG39]" office:value-type="float" office:value="13473" calcext:value-type="float" table:number-columns-spanned="1" table:number-rows-spanned="11">
            <text:p>13473</text:p>
          </table:table-cell>
          <table:table-cell table:style-name="ce1" table:formula="of:=[.AH21]-[.AI21]" office:value-type="float" office:value="3226" calcext:value-type="float" table:number-columns-spanned="1" table:number-rows-spanned="11">
            <text:p>3226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19"/>
          <table:table-cell table:formula="of:=SUM([.B22:.AF22])" office:value-type="float" office:value="1629" calcext:value-type="float">
            <text:p>16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18"/>
          <table:table-cell table:formula="of:=SUM([.B23:.AF23])" office:value-type="float" office:value="1456" calcext:value-type="float">
            <text:p>1456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10"/>
          <table:table-cell office:value-type="float" office:value="1800" calcext:value-type="float">
            <text:p>1800</text:p>
          </table:table-cell>
          <table:table-cell table:number-columns-repeated="19"/>
          <table:table-cell table:formula="of:=SUM([.B24:.AF24])" office:value-type="float" office:value="1525" calcext:value-type="float">
            <text:p>152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8"/>
          <table:table-cell table:formula="of:=SUM([.B25:.AF25])" office:value-type="float" office:value="1150" calcext:value-type="float">
            <text:p>11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6"/>
          <table:table-cell table:formula="of:=SUM([.B26:.AF26])" office:value-type="float" office:value="1673" calcext:value-type="float">
            <text:p>167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22"/>
          <table:table-cell table:formula="of:=SUM([.B27:.AF27])" office:value-type="float" office:value="920" calcext:value-type="float">
            <text:p>9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26"/>
          <table:table-cell table:formula="of:=SUM([.B29:.AF29])" office:value-type="float" office:value="1748" calcext:value-type="float">
            <text:p>1748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19"/>
          <table:table-cell table:formula="of:=SUM([.B30:.AF30])" office:value-type="float" office:value="1029" calcext:value-type="float">
            <text:p>10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16699" calcext:value-type="float">
            <text:p>16699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uts</text:p>
          </table:table-cell>
          <table:table-cell/>
          <table:table-cell office:value-type="string" calcext:value-type="string">
            <text:p>tah</text:p>
          </table:table-cell>
          <table:table-cell table:number-columns-repeated="16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16"/>
          <table:table-cell table:formula="of:=SUM([.B37:.AF37])" office:value-type="float" office:value="11293" calcext:value-type="float">
            <text:p>11293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table:number-columns-repeated="19"/>
          <table:table-cell table:formula="of:=SUM([.B38:.AF38])" office:value-type="float" office:value="2180" calcext:value-type="float">
            <text:p>218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13473" calcext:value-type="float">
            <text:p>13473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 style:data-style-name="N2" text:time-value="10:52:10.850561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1T23:22:25.001125625</meta:creation-date>
    <dc:date>2020-02-15T10:52:44.446125849</dc:date>
    <meta:editing-duration>PT1H35M36S</meta:editing-duration>
    <meta:editing-cycles>67</meta:editing-cycles>
    <meta:generator>LibreOffice/6.4.0.3$Linux_X86_64 LibreOffice_project/40$Build-3</meta:generator>
    <meta:document-statistic meta:table-count="1" meta:cell-count="454" meta:object-count="0"/>
  </office:meta>
</office:document-meta>
</file>